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color="#1b1b1b" draw:fill="solid" draw:fill-color="#ffffff" draw:textarea-horizontal-align="justify" draw:textarea-vertical-align="middle" draw:auto-grow-height="false" fo:min-height="7cm" fo:min-width="21.05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168253" draw:fill="solid" draw:fill-color="#dde8cb" draw:textarea-horizontal-align="justify" draw:textarea-vertical-align="middle" draw:auto-grow-height="false" fo:min-height="2.232cm" fo:min-width="8.732cm"/>
    </style:style>
    <style:style style:name="gr4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1.33cm" fo:min-width="1.58cm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color="#000000" draw:marker-end="Concave" draw:marker-end-width="0.3cm" draw:fill="none" draw:textarea-vertical-align="middle"/>
    </style:style>
    <style:style style:name="gr7" style:family="graphic" style:parent-style-name="standard">
      <style:graphic-properties svg:stroke-color="#e8a202" draw:fill="solid" draw:fill-color="#fff5ce" draw:textarea-horizontal-align="justify" draw:textarea-vertical-align="middle" draw:auto-grow-height="false" fo:min-height="0.988cm" fo:min-width="0.738cm" fo:wrap-option="wrap"/>
    </style:style>
    <style:style style:name="gr8" style:family="graphic" style:parent-style-name="standard">
      <style:graphic-properties svg:stroke-color="#e3c400" draw:fill="solid" draw:fill-color="#ffffd7" draw:textarea-horizontal-align="justify" draw:textarea-vertical-align="middle" draw:auto-grow-height="false" fo:min-height="1.25cm" fo:min-width="2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  <style:paragraph-properties style:writing-mode="lr-tb"/>
    </style:style>
    <style:style style:name="gr11" style:family="graphic" style:parent-style-name="objectwithoutfill">
      <style:graphic-properties draw:stroke="dash" draw:stroke-dash="Dot_20__28_Rounded_29_" svg:stroke-color="#000000" svg:stroke-linecap="roun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859cm"/>
      <style:paragraph-properties style:writing-mode="lr-tb"/>
    </style:style>
    <style:style style:name="gr13" style:family="graphic" style:parent-style-name="standard">
      <style:graphic-properties svg:stroke-color="#168253" draw:fill="solid" draw:fill-color="#dde8cb" draw:textarea-horizontal-align="justify" draw:textarea-vertical-align="middle" draw:auto-grow-height="false" fo:min-height="0.988cm" fo:min-width="0.738cm" fo:wrap-option="wrap"/>
    </style:style>
    <style:style style:name="gr14" style:family="graphic" style:parent-style-name="standard">
      <style:graphic-properties svg:stroke-color="#ff7b59" draw:fill="solid" draw:fill-color="#ffd8ce" draw:textarea-horizontal-align="justify" draw:textarea-vertical-align="middle" draw:auto-grow-height="false" fo:min-height="0.5cm" fo:min-width="0.376cm"/>
    </style:style>
    <style:style style:name="gr15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1.193cm" fo:min-width="1.0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44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e8cb"/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5ce"/>
      <style:paragraph-properties fo:text-align="center"/>
    </style:style>
    <style:style style:name="P7" style:family="paragraph">
      <loext:graphic-properties draw:fill="solid" draw:fill-color="#ffffd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1"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28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1"/>
    </style:style>
    <style:style style:name="P11" style:family="paragraph">
      <loext:graphic-properties draw:fill="solid" draw:fill-color="#ffd8c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1" fo:font-size="22pt" fo:font-weight="bold"/>
    </style:style>
    <style:style style:name="T1" style:family="text">
      <style:text-properties style:font-name="Liberation Serif1" fo:font-size="12pt"/>
    </style:style>
    <style:style style:name="T2" style:family="text">
      <style:text-properties fo:font-size="28pt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5cm" svg:height="7.25cm" svg:x="3.2cm" svg:y="9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97cm" svg:y1="10.5cm" svg:x2="17.82cm" svg:y2="10.5cm">
          <text:p/>
        </draw:line>
        <draw:custom-shape draw:style-name="gr3" draw:text-style-name="P3" draw:layer="layout" svg:width="9.5cm" svg:height="2.75cm" svg:x="6.4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5cm" svg:height="1.75cm" svg:x="1.4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551cm" svg:height="0.47cm" svg:x="1.799cm" svg:y="4.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1.03cm" svg:height="0.91cm" svg:x="2cm" svg:y="5.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2" draw:layer="layout" svg:x1="3.65cm" svg:y1="5.35cm" svg:x2="4.65cm" svg:y2="5.35cm">
          <text:p/>
        </draw:line>
        <draw:custom-shape draw:style-name="gr7" draw:text-style-name="P6" draw:layer="layout" svg:width="1.75cm" svg:height="1.75cm" svg:x="4.6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56cm" svg:height="0.91cm" svg:x="5cm" svg:y="4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2" draw:layer="layout" svg:x1="6.438cm" svg:y1="5.35cm" svg:x2="7.438cm" svg:y2="5.35cm">
          <text:p/>
        </draw:line>
        <draw:custom-shape draw:style-name="gr8" draw:text-style-name="P7" draw:layer="layout" svg:width="3.25cm" svg:height="1.5cm" svg:x="7.4cm" svg:y="4.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152cm" svg:height="0.721cm" svg:x="7.334cm" svg:y="4.565cm">
          <draw:text-box>
            <text:p><text:span text:style-name="T1">Fourier Layer</text:span></text:p>
          </draw:text-box>
        </draw:frame>
        <draw:line draw:style-name="gr6" draw:text-style-name="P2" draw:layer="layout" svg:x1="10.626cm" svg:y1="5.35cm" svg:x2="11.626cm" svg:y2="5.35cm">
          <text:p/>
        </draw:line>
        <draw:custom-shape draw:style-name="gr8" draw:text-style-name="P7" draw:layer="layout" svg:width="3.25cm" svg:height="1.5cm" svg:x="11.58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7.326cm" svg:y1="5.35cm" svg:x2="18.326cm" svg:y2="5.35cm">
          <text:p/>
        </draw:line>
        <draw:custom-shape draw:style-name="gr8" draw:text-style-name="P7" draw:layer="layout" svg:width="3.25cm" svg:height="1.5cm" svg:x="18.288cm" svg:y="4.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.551cm" svg:y1="5.351cm" svg:x2="22.551cm" svg:y2="5.351cm">
          <text:p/>
        </draw:line>
        <draw:custom-shape draw:style-name="gr7" draw:text-style-name="P6" draw:layer="layout" svg:width="1.75cm" svg:height="1.75cm" svg:x="22.55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06cm" svg:height="0.91cm" svg:x="22.901cm" svg:y="4.9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layout" svg:x1="24.339cm" svg:y1="5.351cm" svg:x2="25.339cm" svg:y2="5.351cm">
          <text:p/>
        </draw:line>
        <draw:custom-shape draw:style-name="gr4" draw:text-style-name="P4" draw:layer="layout" svg:width="2.25cm" svg:height="1.75cm" svg:x="25.401cm" svg:y="4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567cm" svg:height="0.47cm" svg:x="25.8cm" svg:y="4.63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0.956cm" svg:height="0.91cm" svg:x="26.001cm" svg:y="5.1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6" draw:text-style-name="P2" draw:layer="layout" svg:x1="14.814cm" svg:y1="5.35cm" svg:x2="15.814cm" svg:y2="5.35cm">
          <text:p/>
        </draw:line>
        <draw:frame draw:style-name="gr10" draw:text-style-name="P9" draw:layer="layout" svg:width="1.328cm" svg:height="1.352cm" svg:x="15.922cm" svg:y="4.398cm">
          <draw:text-box>
            <text:p><text:span text:style-name="T2">...</text:span></text:p>
          </draw:text-box>
        </draw:frame>
        <draw:line draw:style-name="gr11" draw:text-style-name="P2" draw:layer="layout" svg:x1="3.25cm" svg:y1="9.25cm" svg:x2="11.75cm" svg:y2="6cm">
          <text:p/>
        </draw:line>
        <draw:line draw:style-name="gr11" draw:text-style-name="P2" draw:layer="layout" svg:x1="24.75cm" svg:y1="9.25cm" svg:x2="14.75cm" svg:y2="6cm">
          <text:p/>
        </draw:line>
        <draw:frame draw:style-name="gr12" draw:text-style-name="P10" draw:layer="layout" svg:width="4.519cm" svg:height="0.954cm" svg:x="5.5cm" svg:y="8.296cm">
          <draw:text-box>
            <text:p><text:span text:style-name="T3">Fourier Layer : </text:span></text:p>
          </draw:text-box>
        </draw:frame>
        <draw:custom-shape draw:style-name="gr7" draw:text-style-name="P6" draw:layer="layout" svg:width="1.75cm" svg:height="1.75cm" svg:x="8.138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78cm" svg:height="0.909cm" svg:x="8.488cm" svg:y="10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2" draw:layer="layout" svg:x1="9.926cm" svg:y1="10.551cm" svg:x2="10.926cm" svg:y2="10.551cm">
          <text:p/>
        </draw:line>
        <draw:custom-shape draw:style-name="gr7" draw:text-style-name="P6" draw:layer="layout" svg:width="1.75cm" svg:height="1.75cm" svg:x="10.926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714cm" svg:y1="10.552cm" svg:x2="13.714cm" svg:y2="10.552cm">
          <text:p/>
        </draw:line>
        <draw:custom-shape draw:style-name="gr7" draw:text-style-name="P6" draw:layer="layout" svg:width="1.75cm" svg:height="1.75cm" svg:x="13.714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04cm" svg:height="1.022cm" svg:x="13.75cm" svg:y="10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3" draw:text-style-name="P3" draw:layer="layout" svg:width="1.75cm" svg:height="1.75cm" svg:x="10.327cm" svg:y="1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17cm" svg:height="1.037cm" svg:x="10.45cm" svg:y="13.90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4" draw:text-style-name="P11" draw:layer="layout" svg:width="1.75cm" svg:height="1.5cm" svg:x="16.9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draw:layer="layout" svg:width="1.75cm" svg:height="1.5cm" svg:x="19.751cm" svg:y="12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draw:layer="layout" svg:width="1.699cm" svg:height="1.599cm" svg:x="22.501cm" svg:y="1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026cm" svg:height="0.966cm" svg:x="22.901cm" svg:y="12.2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12" draw:layer="layout" svg:width="0.942cm" svg:height="1.11cm" svg:x="17.35cm" svg:y="12.2cm">
          <draw:text-box>
            <text:p><text:span text:style-name="T4">+</text:span></text:p>
          </draw:text-box>
        </draw:frame>
        <draw:frame draw:style-name="gr5" draw:text-style-name="P5" draw:layer="layout" svg:width="0.938cm" svg:height="0.492cm" svg:x="20.15cm" svg:y="12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6" draw:text-style-name="P2" draw:layer="layout" svg:x1="18.714cm" svg:y1="12.751cm" svg:x2="19.714cm" svg:y2="12.751cm">
          <text:p/>
        </draw:line>
        <draw:line draw:style-name="gr6" draw:text-style-name="P2" draw:layer="layout" svg:x1="21.502cm" svg:y1="12.751cm" svg:x2="22.502cm" svg:y2="12.751cm">
          <text:p/>
        </draw:line>
        <draw:line draw:style-name="gr2" draw:text-style-name="P2" draw:layer="layout" svg:x1="4.35cm" svg:y1="11.93cm" svg:x2="4.35cm" svg:y2="10.43cm">
          <text:p/>
        </draw:line>
        <draw:line draw:style-name="gr6" draw:text-style-name="P2" draw:layer="layout" svg:x1="4.35cm" svg:y1="10.451cm" svg:x2="6.41cm" svg:y2="10.451cm">
          <text:p/>
        </draw:line>
        <draw:line draw:style-name="gr2" draw:text-style-name="P2" draw:layer="layout" svg:x1="4.35cm" svg:y1="14.5cm" svg:x2="4.35cm" svg:y2="13.1cm">
          <text:p/>
        </draw:line>
        <draw:custom-shape draw:style-name="gr15" draw:text-style-name="P4" draw:layer="layout" svg:width="1.699cm" svg:height="1.599cm" svg:x="3.401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029cm" svg:height="0.966cm" svg:x="3.638cm" svg:y="11.9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2" draw:layer="layout" svg:x1="4.32cm" svg:y1="14.5cm" svg:x2="10.32cm" svg:y2="14.5cm">
          <text:p/>
        </draw:line>
        <draw:frame draw:style-name="gr5" draw:text-style-name="P5" draw:layer="layout" svg:width="1.166cm" svg:height="0.998cm" svg:x="11.25cm" svg:y="10.1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5" draw:layer="layout" svg:width="1.25cm" svg:height="1.037cm" svg:x="6.45cm" svg:y="11.00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" draw:text-style-name="P2" draw:layer="layout" svg:x1="17.82cm" svg:y1="10.47cm" svg:x2="17.82cm" svg:y2="11.97cm">
          <text:p/>
        </draw:line>
        <draw:line draw:style-name="gr2" draw:text-style-name="P2" draw:layer="layout" svg:x1="12.07cm" svg:y1="14.5cm" svg:x2="17.82cm" svg:y2="14.5cm">
          <text:p/>
        </draw:line>
        <draw:line draw:style-name="gr6" draw:text-style-name="P2" draw:layer="layout" svg:x1="17.82cm" svg:y1="14.508cm" svg:x2="17.82cm" svg:y2="13.458cm">
          <text:p/>
        </draw:line>
        <draw:frame draw:style-name="gr9" draw:text-style-name="P8" draw:layer="layout" svg:width="3.152cm" svg:height="0.721cm" svg:x="11.534cm" svg:y="4.566cm">
          <draw:text-box>
            <text:p><text:span text:style-name="T1">Fourier Layer</text:span></text:p>
          </draw:text-box>
        </draw:frame>
        <draw:frame draw:style-name="gr9" draw:text-style-name="P8" draw:layer="layout" svg:width="3.152cm" svg:height="0.721cm" svg:x="18.234cm" svg:y="4.567cm">
          <draw:text-box>
            <text:p><text:span text:style-name="T1">Fourier Layer</text:span></text:p>
          </draw:text-box>
        </draw:frame>
        <draw:frame draw:style-name="gr5" draw:text-style-name="P5" draw:layer="layout" svg:width="1.08cm" svg:height="0.81cm" svg:x="8.316cm" svg:y="5.1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5" draw:layer="layout" svg:width="1.08cm" svg:height="0.81cm" svg:x="12.616cm" svg:y="5.11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1.11cm" svg:height="0.81cm" svg:x="19.216cm" svg:y="5.11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5" draw:layer="layout" svg:width="3.919cm" svg:height="0.81cm" svg:x="9.516cm" svg:y="8.31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06-30T17:14:53.876237995</dc:date>
    <meta:editing-duration>PT4H22M16S</meta:editing-duration>
    <meta:editing-cycles>10</meta:editing-cycles>
    <meta:generator>LibreOffice/7.3.7.2$Linux_X86_64 LibreOffice_project/3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row>
      <mi mathvariant="italic">Input</mi>
      <mi mathvariant="normal">:</mi>
    </mrow>
    <annotation encoding="StarMath 5.0">Input :</annotation>
  </semantics>
</math>
</file>

<file path=Object 10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</annotation>
  </semantics>
</math>
</file>

<file path=Object 11/content.xml><?xml version="1.0" encoding="utf-8"?>
<math xmlns="http://www.w3.org/1998/Math/MathML" display="block">
  <semantics>
    <msubsup>
      <mi>B</mi>
      <mi>θ</mi>
      <mi>l</mi>
    </msubsup>
    <annotation encoding="StarMath 5.0">B_%theta^l</annotation>
  </semantics>
</math>
</file>

<file path=Object 12/content.xml><?xml version="1.0" encoding="utf-8"?>
<math xmlns="http://www.w3.org/1998/Math/MathML" display="block">
  <semantics>
    <mover accent="true">
      <mi>Y</mi>
      <mo stretchy="false">~</mo>
    </mover>
    <annotation encoding="StarMath 5.0">tilde Y</annotation>
  </semantics>
</math>
</file>

<file path=Object 13/content.xml><?xml version="1.0" encoding="utf-8"?>
<math xmlns="http://www.w3.org/1998/Math/MathML" display="block">
  <semantics>
    <mi>σ</mi>
    <annotation encoding="StarMath 5.0">%sigma</annotation>
  </semantics>
</math>
</file>

<file path=Object 14/content.xml><?xml version="1.0" encoding="utf-8"?>
<math xmlns="http://www.w3.org/1998/Math/MathML" display="block">
  <semantics>
    <msubsup>
      <mi>C</mi>
      <mi>θ</mi>
      <mi>l</mi>
    </msubsup>
    <annotation encoding="StarMath 5.0">C_%theta^l</annotation>
  </semantics>
</math>
</file>

<file path=Object 15/content.xml><?xml version="1.0" encoding="utf-8"?>
<math xmlns="http://www.w3.org/1998/Math/MathML" display="block">
  <semantics>
    <msubsup>
      <mi>H</mi>
      <mi>θ</mi>
      <mn>1</mn>
    </msubsup>
    <annotation encoding="StarMath 5.0">H_%theta^1</annotation>
  </semantics>
</math>
</file>

<file path=Object 16/content.xml><?xml version="1.0" encoding="utf-8"?>
<math xmlns="http://www.w3.org/1998/Math/MathML" display="block">
  <semantics>
    <msubsup>
      <mi>H</mi>
      <mi>θ</mi>
      <mn>2</mn>
    </msubsup>
    <annotation encoding="StarMath 5.0">H_%theta^2</annotation>
  </semantics>
</math>
</file>

<file path=Object 17/content.xml><?xml version="1.0" encoding="utf-8"?>
<math xmlns="http://www.w3.org/1998/Math/MathML" display="block">
  <semantics>
    <msubsup>
      <mi>H</mi>
      <mi>θ</mi>
      <mi>L</mi>
    </msubsup>
    <annotation encoding="StarMath 5.0">H_%theta^L</annotation>
  </semantics>
</math>
</file>

<file path=Object 18/content.xml><?xml version="1.0" encoding="utf-8"?>
<math xmlns="http://www.w3.org/1998/Math/MathML" display="block">
  <semantics>
    <mrow>
      <msubsup>
        <mi>H</mi>
        <mi>θ</mi>
        <mi>l</mi>
      </msubsup>
      <mi>,</mi>
      <mrow>
        <mi>l</mi>
        <mo stretchy="false">=</mo>
        <mn>1</mn>
      </mrow>
      <mi>,</mi>
      <mn>...</mn>
      <mi>,</mi>
      <mi>L</mi>
    </mrow>
    <annotation encoding="StarMath 5.0">H_%theta^l, l=1,...,L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i>Q</mi>
    <annotation encoding="StarMath 5.0">Q</annotation>
  </semantics>
</math>
</file>

<file path=Object 5/content.xml><?xml version="1.0" encoding="utf-8"?>
<math xmlns="http://www.w3.org/1998/Math/MathML" display="block">
  <semantics>
    <mrow>
      <mi mathvariant="italic">Output</mi>
      <mi mathvariant="normal">:</mi>
    </mrow>
    <annotation encoding="StarMath 5.0">Output :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over accent="true">
      <mi>X</mi>
      <mo stretchy="false">~</mo>
    </mover>
    <annotation encoding="StarMath 5.0">tilde X</annotation>
  </semantics>
</math>
</file>

<file path=Object 9/content.xml><?xml version="1.0" encoding="utf-8"?>
<math xmlns="http://www.w3.org/1998/Math/MathML" display="block">
  <semantics>
    <mover accent="true">
      <mi>W</mi>
      <mo stretchy="false">^</mo>
    </mover>
    <annotation encoding="StarMath 5.0">hat W</annotation>
  </semantics>
</math>
</file>